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oficina">
        <table:table-row>
          <table:table-cell office:value-type="float" office:value="14">
            <text:p>14</text:p>
          </table:table-cell>
          <table:table-cell office:value-type="string">
            <text:p>Dirección Provincial para la Capacitación en Género y Diversidad</text:p>
          </table:table-cell>
          <table:table-cell office:value-type="string">
            <text:p>Dir. Pcial. Capacitación en Género y Diversidad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Dirección Provincial para la Promoción de derechos para la igualdad</text:p>
          </table:table-cell>
          <table:table-cell office:value-type="string">
            <text:p>Casa LGTBIQ</text:p>
          </table:table-cell>
          <table:table-cell office:value-type="float" office:value="5">
            <text:p>5</text:p>
          </table:table-cell>
          <table:table-cell office:value-type="string">
            <text:p>San Jose</text:p>
          </table:table-cell>
          <table:table-cell office:value-type="float" office:value="1701">
            <text:p>1701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Dirección Provincial para la Promoción de derechos para la igualdad</text:p>
          </table:table-cell>
          <table:table-cell office:value-type="string">
            <text:p>Dir. Pcial. Promoción de Derechos para la Igualdad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Ministra de Igualdad, Género y Diversidad</text:p>
          </table:table-cell>
          <table:table-cell office:value-type="string">
            <text:p>Agencia ATR Santa Fe - Juventudes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Secretaría de Formación y capacitación para la igualdad</text:p>
          </table:table-cell>
          <table:table-cell office:value-type="string">
            <text:p>Secretaría de Formación y Capacitación para la Igualdad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Secretaría de mujeres, género y diversidad</text:p>
          </table:table-cell>
          <table:table-cell office:value-type="string">
            <text:p>Casa de Amparo "Gabriela Ulloa"</text:p>
          </table:table-cell>
          <table:table-cell office:value-type="float" office:value="7">
            <text:p>7</text:p>
          </table:table-cell>
          <table:table-cell office:value-type="string">
            <text:p>Colodrero</text:p>
          </table:table-cell>
          <table:table-cell office:value-type="float" office:value="799">
            <text:p>79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Secretaría de mujeres, género y diversidad</text:p>
          </table:table-cell>
          <table:table-cell office:value-type="string">
            <text:p>Secretaría de Mujeres, Género y Diversidad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Secretaría de planificación y coordinación legal y técnica</text:p>
          </table:table-cell>
          <table:table-cell office:value-type="string">
            <text:p>DGA - Dpto Presupuesto Contable</text:p>
          </table:table-cell>
          <table:table-cell office:value-type="float" office:value="8">
            <text:p>8</text:p>
          </table:table-cell>
          <table:table-cell office:value-type="string">
            <text:p>Juan de Garay</text:p>
          </table:table-cell>
          <table:table-cell office:value-type="float" office:value="2967">
            <text:p>2967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Secretaría de planificación y coordinación legal y técnica</text:p>
          </table:table-cell>
          <table:table-cell office:value-type="string">
            <text:p>DGA - Dto Personal y Sueldos</text:p>
          </table:table-cell>
          <table:table-cell office:value-type="float" office:value="8">
            <text:p>8</text:p>
          </table:table-cell>
          <table:table-cell office:value-type="string">
            <text:p>Juan de Garay</text:p>
          </table:table-cell>
          <table:table-cell office:value-type="float" office:value="2967">
            <text:p>2967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Secretaría de planificación y coordinación legal y técnica</text:p>
          </table:table-cell>
          <table:table-cell office:value-type="string">
            <text:p>DGA - Dto Personal y Sueldos - Informes y Legajos</text:p>
          </table:table-cell>
          <table:table-cell office:value-type="float" office:value="8">
            <text:p>8</text:p>
          </table:table-cell>
          <table:table-cell office:value-type="string">
            <text:p>Juan de Garay</text:p>
          </table:table-cell>
          <table:table-cell office:value-type="float" office:value="2967">
            <text:p>2967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Secretaría de planificación y coordinación legal y técnica</text:p>
          </table:table-cell>
          <table:table-cell office:value-type="string">
            <text:p>DGA - Dto Tesoreria, Habilitación y Mov. de Fondos</text:p>
          </table:table-cell>
          <table:table-cell office:value-type="float" office:value="8">
            <text:p>8</text:p>
          </table:table-cell>
          <table:table-cell office:value-type="string">
            <text:p>Juan de Garay</text:p>
          </table:table-cell>
          <table:table-cell office:value-type="float" office:value="2967">
            <text:p>2967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Secretaría de planificación y coordinación legal y técnica</text:p>
          </table:table-cell>
          <table:table-cell office:value-type="string">
            <text:p>DGA - Dto Tesoreria, Habilitación y Mov. de Fondos - Habilitación</text:p>
          </table:table-cell>
          <table:table-cell office:value-type="float" office:value="8">
            <text:p>8</text:p>
          </table:table-cell>
          <table:table-cell office:value-type="string">
            <text:p>Juan de Garay</text:p>
          </table:table-cell>
          <table:table-cell office:value-type="float" office:value="2967">
            <text:p>2967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Secretaría de planificación y coordinación legal y técnica</text:p>
          </table:table-cell>
          <table:table-cell office:value-type="string">
            <text:p>DGA - Dto Tesoreria, Habilitación y Mov. de Fondos - Oficina de Compras</text:p>
          </table:table-cell>
          <table:table-cell office:value-type="float" office:value="8">
            <text:p>8</text:p>
          </table:table-cell>
          <table:table-cell office:value-type="string">
            <text:p>Juan de Garay</text:p>
          </table:table-cell>
          <table:table-cell office:value-type="float" office:value="2967">
            <text:p>2967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Secretaría de planificación y coordinación legal y técnica</text:p>
          </table:table-cell>
          <table:table-cell office:value-type="string">
            <text:p>DGA - Revisiva</text:p>
          </table:table-cell>
          <table:table-cell office:value-type="float" office:value="8">
            <text:p>8</text:p>
          </table:table-cell>
          <table:table-cell office:value-type="string">
            <text:p>Juan de Garay</text:p>
          </table:table-cell>
          <table:table-cell office:value-type="float" office:value="2967">
            <text:p>2967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Secretaría de planificación y coordinación legal y técnica</text:p>
          </table:table-cell>
          <table:table-cell office:value-type="string">
            <text:p>Secretaría de Planificación y Coord. Adm. Legal y Técnica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Secretaría de planificación y coordinación legal y técnica</text:p>
          </table:table-cell>
          <table:table-cell office:value-type="string">
            <text:p>Sectorial Informática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Secretaría de planificación y coordinación legal y técnica</text:p>
          </table:table-cell>
          <table:table-cell office:value-type="string">
            <text:p>Sectorial Informática - Anexo</text:p>
          </table:table-cell>
          <table:table-cell office:value-type="float" office:value="8">
            <text:p>8</text:p>
          </table:table-cell>
          <table:table-cell office:value-type="string">
            <text:p>Juan de Garay</text:p>
          </table:table-cell>
          <table:table-cell office:value-type="float" office:value="2967">
            <text:p>2967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Secretaría Privada</text:p>
          </table:table-cell>
          <table:table-cell office:value-type="string">
            <text:p>Choferes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Secretaría Privada</text:p>
          </table:table-cell>
          <table:table-cell office:value-type="string">
            <text:p>Mantenimiento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Secretaría Privada</text:p>
          </table:table-cell>
          <table:table-cell office:value-type="string">
            <text:p>Recepción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Subsecreataría de Políticas de Igualdad y Diversidad</text:p>
          </table:table-cell>
          <table:table-cell office:value-type="string">
            <text:p>SubSec. de Políticas de Igualdad y Género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Subsecretaría de Fortalecimiento territorial en Igualdad, Género y Diversidad</text:p>
          </table:table-cell>
          <table:table-cell office:value-type="string">
            <text:p>SubSec. de Fortalecimiento territorial en Igualdad, Género y Diversidad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Subsecretaría de Planificación estratégica de contenidos</text:p>
          </table:table-cell>
          <table:table-cell office:value-type="string">
            <text:p>SubSec. de Planificación estratégica de contenidos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Subsecretaría de Planificaciòn Evaluación y Cooperación Estratégica de Políticas de Igualdad</text:p>
          </table:table-cell>
          <table:table-cell office:value-type="string">
            <text:p>Subsec. de Planificación, Evaluación y Coop. estratégica de Políticas de Igualdad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Subsecretaría de Políticas contra la violencia por razones de género</text:p>
          </table:table-cell>
          <table:table-cell office:value-type="string">
            <text:p>SubSec de Políticas contra la Violencia por razones de Género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Subsecretaría Legal y Técnica, Gestión de la información</text:p>
          </table:table-cell>
          <table:table-cell office:value-type="string">
            <text:p>Dir. Gral. Asuntos Jurídicos - Dictamen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Subsecretaría Legal y Técnica, Gestión de la información</text:p>
          </table:table-cell>
          <table:table-cell office:value-type="string">
            <text:p>Dir. Gral. Asuntos Jurídicos y Despacho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Subsecretaría Legal y Técnica, Gestión de la información</text:p>
          </table:table-cell>
          <table:table-cell office:value-type="string">
            <text:p>Dir. Gral. Asuntos Jurídicos y Despacho – Redacción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Subsecretaría Legal y Técnica, Gestión de la información</text:p>
          </table:table-cell>
          <table:table-cell office:value-type="string">
            <text:p>Subsec. Legal y Técnica y Gestión de la Información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Subsecretaría Legal y Técnica, Gestión de la información</text:p>
          </table:table-cell>
          <table:table-cell office:value-type="string">
            <text:p>Subsec. Legal y Técnica y Gestión de la Información - Despacho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Subsecretaría Legal y Técnica, Gestión de la información</text:p>
          </table:table-cell>
          <table:table-cell office:value-type="string">
            <text:p>Subsec. Legal y Técnica y Gestión de la Información - Mesa de Entradas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Subsecretaría Legal y Técnica, Gestión de la información</text:p>
          </table:table-cell>
          <table:table-cell office:value-type="string">
            <text:p>Subsec. Legal y Técnica y Gestión de la Información - Notificaciones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Subsecretaría Legal y Técnica, Gestión de la información</text:p>
          </table:table-cell>
          <table:table-cell office:value-type="string">
            <text:p>Subsecretaría Legal y Técnica, Gestión de la información - Mesa de Entradas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Subsecretaría Legal y Técnica, Gestión de la información</text:p>
          </table:table-cell>
          <table:table-cell office:value-type="string">
            <text:p>Subsecretaría Legal y Técnica, Gestión de la información – Mesa de Entradas – Despacho</text:p>
          </table:table-cell>
          <table:table-cell office:value-type="float" office:value="1">
            <text:p>1</text:p>
          </table:table-cell>
          <table:table-cell office:value-type="string">
            <text:p>Corrientes</text:p>
          </table:table-cell>
          <table:table-cell office:value-type="float" office:value="2879">
            <text:p>2879</text:p>
          </table:table-cell>
          <table:table-cell office:value-type="string">
            <text:p>Santa Fe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9.5deb2</meta:generator>
    <meta:initial-creator>phpMyAdmin 4.9.5deb2</meta:initial-creator>
    <meta:creation-date>2022-07-15T14:44:17</meta:creation-date>
  </office:meta>
</office:document-meta>
</file>